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794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 (fixed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Fixed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RegEx</text:p>
          </table:table-cell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4" office:value-type="string">
            <text:p>John</text:p>
          </table:table-cell>
          <table:table-cell table:style-name="ce5" office:value-type="string">
            <text:p>X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4" office:value-type="string">
            <text:p>Doe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male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Choice</text:p>
          </table:table-cell>
          <table:table-cell table:style-name="ce5" office:value-type="string">
            <text:p>male, female, unknown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8.03.1957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10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19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0T19:09:58</dc:date>
    <meta:editing-duration>PT19H57M11S</meta:editing-duration>
    <meta:editing-cycles>47</meta:editing-cycles>
    <meta:generator>OpenOffice.org/3.1$Unix OpenOffice.org_project/310m11$Build-9399</meta:generator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